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4" table:formula="of:=SUM([.D5:.D10])" table:style-name="ce4">
            <text:p>14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2" table:formula="of:=SUM([.F5:.F10])" table:style-name="ce4">
            <text:p>12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13" table:formula="of:=SUM([.H5:.H10])" table:style-name="ce4">
            <text:p>13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18" table:formula="of:=SUM([.L5:.L10])" table:style-name="ce4">
            <text:p>18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06T11:13:35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